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3a00" officeooo:paragraph-rsid="000c3a00"/>
    </style:style>
    <style:style style:name="P2" style:family="paragraph" style:parent-style-name="Standard">
      <style:text-properties fo:font-weight="bold" officeooo:rsid="000c3a00" officeooo:paragraph-rsid="000c3a00" style:font-weight-asian="bold" style:font-weight-complex="bold"/>
    </style:style>
    <style:style style:name="P3" style:family="paragraph" style:parent-style-name="Standard">
      <style:text-properties fo:language="es" fo:country="ES" officeooo:rsid="000ca0ae" officeooo:paragraph-rsid="000ca0ae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c3a00" officeooo:paragraph-rsid="000c3a00"/>
    </style:style>
    <style:style style:name="P5" style:family="paragraph" style:parent-style-name="Standard" style:list-style-name="L1">
      <style:text-properties officeooo:rsid="000c3a00" officeooo:paragraph-rsid="000c3a00"/>
    </style:style>
    <style:style style:name="P6" style:family="paragraph" style:parent-style-name="Standard" style:list-style-name="L1">
      <style:text-properties fo:language="es" fo:country="ES" officeooo:rsid="000c3a00" officeooo:paragraph-rsid="000c3a00"/>
    </style:style>
    <style:style style:name="P7" style:family="paragraph" style:parent-style-name="Standard">
      <style:text-properties fo:language="es" fo:country="ES" officeooo:rsid="000c3a00" officeooo:paragraph-rsid="000c3a00"/>
    </style:style>
    <style:style style:name="P8" style:family="paragraph" style:parent-style-name="Standard" style:list-style-name="L2">
      <style:text-properties fo:language="es" fo:country="ES" officeooo:rsid="000ca0ae" officeooo:paragraph-rsid="000ca0ae"/>
    </style:style>
    <style:style style:name="P9" style:family="paragraph" style:parent-style-name="Standard">
      <style:text-properties fo:language="es" fo:country="ES" officeooo:rsid="000ca0ae" officeooo:paragraph-rsid="000c3a00"/>
    </style:style>
    <style:style style:name="P10" style:family="paragraph" style:parent-style-name="Standard" style:list-style-name="L3">
      <style:text-properties fo:language="es" fo:country="ES" officeooo:rsid="000e936b" officeooo:paragraph-rsid="000e936b"/>
    </style:style>
    <style:style style:name="P11" style:family="paragraph" style:parent-style-name="Standard">
      <style:text-properties fo:language="es" fo:country="ES" officeooo:rsid="000e936b" officeooo:paragraph-rsid="000e936b"/>
    </style:style>
    <style:style style:name="P12" style:family="paragraph" style:parent-style-name="Standard">
      <style:text-properties fo:language="es" fo:country="ES" officeooo:rsid="000fe053" officeooo:paragraph-rsid="000fe053"/>
    </style:style>
    <style:style style:name="P13" style:family="paragraph" style:parent-style-name="Standard" style:list-style-name="L4">
      <style:text-properties fo:language="es" fo:country="ES" officeooo:rsid="000fe053" officeooo:paragraph-rsid="000fe053"/>
    </style:style>
    <style:style style:name="P14" style:family="paragraph" style:parent-style-name="Standard" style:list-style-name="L5">
      <style:text-properties fo:language="es" fo:country="ES" officeooo:rsid="000fe053" officeooo:paragraph-rsid="000fe053"/>
    </style:style>
    <style:style style:name="P15" style:family="paragraph" style:parent-style-name="Standard" style:list-style-name="L6">
      <style:text-properties fo:language="es" fo:country="ES" officeooo:rsid="000fe053" officeooo:paragraph-rsid="0011d3fd"/>
    </style:style>
    <style:style style:name="P16" style:family="paragraph" style:parent-style-name="Standard" style:list-style-name="L6">
      <style:text-properties fo:language="es" fo:country="ES" officeooo:rsid="000fe053" officeooo:paragraph-rsid="0011e294"/>
    </style:style>
    <style:style style:name="P17" style:family="paragraph" style:parent-style-name="Standard" style:list-style-name="L6">
      <style:text-properties fo:language="es" fo:country="ES" officeooo:rsid="000fe053" officeooo:paragraph-rsid="00129013"/>
    </style:style>
    <style:style style:name="P18" style:family="paragraph" style:parent-style-name="Standard" style:list-style-name="L6">
      <style:text-properties fo:language="es" fo:country="ES" officeooo:rsid="000fe053" officeooo:paragraph-rsid="00136512"/>
    </style:style>
    <style:style style:name="P19" style:family="paragraph" style:parent-style-name="Standard">
      <style:text-properties fo:language="es" fo:country="ES" officeooo:rsid="000fe053" officeooo:paragraph-rsid="0011d3fd"/>
    </style:style>
    <style:style style:name="P20" style:family="paragraph" style:parent-style-name="Standard">
      <style:text-properties fo:language="es" fo:country="ES" officeooo:rsid="000fe053" officeooo:paragraph-rsid="0011e294"/>
    </style:style>
    <style:style style:name="P21" style:family="paragraph" style:parent-style-name="Standard" style:list-style-name="L7">
      <style:text-properties fo:language="es" fo:country="ES" officeooo:rsid="000fe053" officeooo:paragraph-rsid="0011e294"/>
    </style:style>
    <style:style style:name="P22" style:family="paragraph" style:parent-style-name="Standard">
      <style:text-properties fo:language="es" fo:country="ES" officeooo:rsid="000fe053" officeooo:paragraph-rsid="00129013"/>
    </style:style>
    <style:style style:name="P23" style:family="paragraph" style:parent-style-name="Standard">
      <style:text-properties fo:language="es" fo:country="ES" officeooo:rsid="000fe053" officeooo:paragraph-rsid="00136512"/>
    </style:style>
    <style:style style:name="P24" style:family="paragraph" style:parent-style-name="Standard" style:list-style-name="L4">
      <style:text-properties fo:language="es" fo:country="ES" officeooo:rsid="0011d3fd" officeooo:paragraph-rsid="0011d3fd"/>
    </style:style>
    <style:style style:name="P25" style:family="paragraph" style:parent-style-name="Standard" style:list-style-name="L5">
      <style:text-properties fo:language="es" fo:country="ES" officeooo:rsid="0011d3fd" officeooo:paragraph-rsid="0011d3fd"/>
    </style:style>
    <style:style style:name="P26" style:family="paragraph" style:parent-style-name="Standard" style:list-style-name="L6">
      <style:text-properties fo:language="es" fo:country="ES" officeooo:rsid="0011d3fd" officeooo:paragraph-rsid="0011d3fd"/>
    </style:style>
    <style:style style:name="P27" style:family="paragraph" style:parent-style-name="Standard" style:list-style-name="L6">
      <style:text-properties fo:language="es" fo:country="ES" officeooo:rsid="0011e294" officeooo:paragraph-rsid="0011e294"/>
    </style:style>
    <style:style style:name="P28" style:family="paragraph" style:parent-style-name="Standard" style:list-style-name="L7">
      <style:text-properties fo:language="es" fo:country="ES" officeooo:rsid="0011e294" officeooo:paragraph-rsid="0011e294"/>
    </style:style>
    <style:style style:name="P29" style:family="paragraph" style:parent-style-name="Standard">
      <style:text-properties fo:language="es" fo:country="ES" officeooo:rsid="0011e294" officeooo:paragraph-rsid="0011e294"/>
    </style:style>
    <style:style style:name="P30" style:family="paragraph" style:parent-style-name="Standard">
      <style:text-properties fo:language="es" fo:country="ES" officeooo:rsid="0011e294" officeooo:paragraph-rsid="00136512"/>
    </style:style>
    <style:style style:name="P31" style:family="paragraph" style:parent-style-name="Standard">
      <style:text-properties fo:language="es" fo:country="ES" officeooo:rsid="00129013" officeooo:paragraph-rsid="00136512"/>
    </style:style>
    <style:style style:name="P32" style:family="paragraph" style:parent-style-name="Standard">
      <style:text-properties fo:language="es" fo:country="ES" officeooo:rsid="00136512" officeooo:paragraph-rsid="00136512"/>
    </style:style>
    <style:style style:name="P33" style:family="paragraph" style:parent-style-name="Standard" style:list-style-name="L2">
      <style:text-properties officeooo:rsid="000ca0ae" officeooo:paragraph-rsid="000ca0ae"/>
    </style:style>
    <style:style style:name="P34" style:family="paragraph" style:parent-style-name="Standard" style:list-style-name="L6">
      <style:text-properties officeooo:rsid="000fe053" officeooo:paragraph-rsid="0011d3fd"/>
    </style:style>
    <style:style style:name="P35" style:family="paragraph" style:parent-style-name="Standard" style:list-style-name="L6">
      <style:text-properties officeooo:rsid="000fe053" officeooo:paragraph-rsid="00129013"/>
    </style:style>
    <style:style style:name="P36" style:family="paragraph" style:parent-style-name="Standard" style:list-style-name="L6">
      <style:text-properties officeooo:rsid="000fe053" officeooo:paragraph-rsid="0011e294"/>
    </style:style>
    <style:style style:name="P37" style:family="paragraph" style:parent-style-name="Standard" style:list-style-name="L6">
      <style:text-properties officeooo:rsid="000fe053" officeooo:paragraph-rsid="00136512"/>
    </style:style>
    <style:style style:name="P38" style:family="paragraph" style:parent-style-name="Standard" style:list-style-name="L7">
      <style:text-properties officeooo:rsid="000fe053" officeooo:paragraph-rsid="0011e294"/>
    </style:style>
    <style:style style:name="P39" style:family="paragraph" style:parent-style-name="Standard" style:list-style-name="L7">
      <style:text-properties officeooo:rsid="000fe053" officeooo:paragraph-rsid="00129013"/>
    </style:style>
    <style:style style:name="P40" style:family="paragraph" style:parent-style-name="Standard" style:list-style-name="L6">
      <style:text-properties officeooo:rsid="0011d3fd" officeooo:paragraph-rsid="0011e294"/>
    </style:style>
    <style:style style:name="P41" style:family="paragraph" style:parent-style-name="Standard" style:list-style-name="L6">
      <style:text-properties officeooo:rsid="0011d3fd" officeooo:paragraph-rsid="00129013"/>
    </style:style>
    <style:style style:name="P42" style:family="paragraph" style:parent-style-name="Standard" style:list-style-name="L6">
      <style:text-properties officeooo:rsid="0011d3fd" officeooo:paragraph-rsid="00136512"/>
    </style:style>
    <style:style style:name="P43" style:family="paragraph" style:parent-style-name="Standard" style:list-style-name="L7">
      <style:text-properties officeooo:rsid="0011d3fd" officeooo:paragraph-rsid="0011e294"/>
    </style:style>
    <style:style style:name="P44" style:family="paragraph" style:parent-style-name="Standard" style:list-style-name="L6">
      <style:text-properties officeooo:rsid="0011e294" officeooo:paragraph-rsid="00129013"/>
    </style:style>
    <style:style style:name="P45" style:family="paragraph" style:parent-style-name="Standard" style:list-style-name="L6">
      <style:text-properties officeooo:rsid="0011e294" officeooo:paragraph-rsid="00136512"/>
    </style:style>
    <style:style style:name="P46" style:family="paragraph" style:parent-style-name="Standard" style:list-style-name="L7">
      <style:text-properties officeooo:rsid="0011e294" officeooo:paragraph-rsid="0011e294"/>
    </style:style>
    <style:style style:name="P47" style:family="paragraph" style:parent-style-name="Standard" style:list-style-name="L2">
      <style:text-properties fo:color="#ce181e" fo:language="es" fo:country="ES" officeooo:rsid="000e936b" officeooo:paragraph-rsid="000e936b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c3a00"/>
    </style:style>
    <style:style style:name="T3" style:family="text">
      <style:text-properties fo:language="es" fo:country="ES" officeooo:rsid="000ca0ae"/>
    </style:style>
    <style:style style:name="T4" style:family="text">
      <style:text-properties fo:language="es" fo:country="ES" officeooo:rsid="000e936b"/>
    </style:style>
    <style:style style:name="T5" style:family="text">
      <style:text-properties fo:language="es" fo:country="ES" officeooo:rsid="0011d3fd"/>
    </style:style>
    <style:style style:name="T6" style:family="text">
      <style:text-properties fo:language="es" fo:country="ES" officeooo:rsid="0011e294"/>
    </style:style>
    <style:style style:name="T7" style:family="text">
      <style:text-properties fo:language="es" fo:country="ES" officeooo:rsid="00129013"/>
    </style:style>
    <style:style style:name="T8" style:family="text">
      <style:text-properties fo:language="es" fo:country="ES" officeooo:rsid="00136512"/>
    </style:style>
    <style:style style:name="T9" style:family="text">
      <style:text-properties officeooo:rsid="001713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álisis de requisitos</text:p>
      <text:p text:style-name="P1"/>
      <text:p text:style-name="P1">1. Business Logic</text:p>
      <text:p text:style-name="P1">2. Interface</text:p>
      <text:p text:style-name="P1">3. Server-client</text:p>
      <text:p text:style-name="P1"/>
      <text:p text:style-name="P2">1. Business Logic</text:p>
      <text:p text:style-name="P1"/>
      <text:p text:style-name="P1">- Declarar un tipo Carta compuesto de tres elementos: ID, valor, palo.</text:p>
      <text:p text:style-name="P1"/>
      <text:p text:style-name="P1"><text:tab/>Métodos:</text:p>
      <text:p text:style-name="P1"><text:tab/>Get/set para cada uno de ellos</text:p>
      <text:p text:style-name="P1"/>
      <text:p text:style-name="P3">(El ID se utiliza para asignar una representación visual para cada carta, ya que no podemos usar el valor que es 1 tanto para Ases como para Doses, de igual manera que el valor es 10 tanto para los 3 como para los reyes, porque de ésta manera simplificamos los cálculos.)</text:p>
      <text:p text:style-name="P1"/>
      <text:p text:style-name="P1">- Declarar un tipo BarajaEspañola que será un contenedor de cartas.</text:p>
      <text:p text:style-name="P1"><text:tab/></text:p>
      <text:p text:style-name="P1">Métodos: </text:p>
      <text:list xml:id="list1987732934" text:style-name="L1">
        <text:list-item>
          <text:p text:style-name="P5"><text:span text:style-name="T1">b</text:span><text:span text:style-name="T2">arajar </text:span><text:span text:style-name="T1">(mezclar cartas entre sí)</text:span></text:p>
        </text:list-item>
        <text:list-item>
          <text:p text:style-name="P6">rellenar</text:p>
        </text:list-item>
        <text:list-item>
          <text:p text:style-name="P6">añadirCarta</text:p>
        </text:list-item>
        <text:list-item>
          <text:p text:style-name="P6">eliminarCarta</text:p>
        </text:list-item>
      </text:list>
      <text:p text:style-name="P7"/>
      <text:p text:style-name="P7">-Declarar un tipo mano que será un conjunto de cartas para un jugador</text:p>
      <text:p text:style-name="P7"/>
      <text:p text:style-name="P1"><text:span text:style-name="T1">-</text:span><text:span text:style-name="T3">Declarar clase GameData que contendrá todos los datos necesarios para una partida:</text:span></text:p>
      <text:list xml:id="list1170869443" text:style-name="L2">
        <text:list-item>
          <text:p text:style-name="P8">Nombre de cada jugador</text:p>
        </text:list-item>
        <text:list-item>
          <text:p text:style-name="P8">Lugar en que cada jugador está sentado</text:p>
        </text:list-item>
        <text:list-item>
          <text:p text:style-name="P8">Mano de cada jugador</text:p>
        </text:list-item>
        <text:list-item>
          <text:p text:style-name="P33"><text:span text:style-name="T1">Cartas en </text:span><text:span text:style-name="T4">la</text:span><text:span text:style-name="T1"> baraja Y en descartes.</text:span></text:p>
        </text:list-item>
        <text:list-item>
          <text:p text:style-name="P8">Número de vacas de cada jugador</text:p>
        </text:list-item>
        <text:list-item>
          <text:p text:style-name="P8">Número de juegos de cada jugador.</text:p>
        </text:list-item>
        <text:list-item>
          <text:p text:style-name="P8">Piedras por juego.</text:p>
        </text:list-item>
        <text:list-item>
          <text:p text:style-name="P8">Juegos por vaca.</text:p>
        </text:list-item>
        <text:list-item>
          <text:p text:style-name="P8">Piedras en cada jugador.</text:p>
        </text:list-item>
        <text:list-item>
          <text:p text:style-name="P8">Equipo 1 = jugador Norte + jugador Sur, Equipo 2 = jugador Este + jugador Oeste</text:p>
        </text:list-item>
        <text:list-item>
          <text:p text:style-name="P8">Boolean para cada lance para saber si estaba envidado.</text:p>
        </text:list-item>
        <text:list-item>
          <text:p text:style-name="P8">Piedras envidadas en caso de ser así.</text:p>
        </text:list-item>
        <text:list-item>
          <text:p text:style-name="P47">Histórico de la partida. <text:span text:style-name="T9">Contenido en clase logging.</text:span></text:p>
        </text:list-item>
      </text:list>
      <text:p text:style-name="P9"/>
      <text:p text:style-name="P1"><text:span text:style-name="T3">-</text:span><text:span text:style-name="T4">Declarar un tipo mensaje que contendrá toda la información que se transmitirá entre clientes y servidores:</text:span></text:p>
      <text:list xml:id="list3707171354" text:style-name="L3">
        <text:list-item>
          <text:p text:style-name="P10">String tipo, int cantidad, String mensaje, </text:p>
        </text:list-item>
      </text:list>
      <text:p text:style-name="P11"/>
      <text:p text:style-name="P11"/>
      <text:p text:style-name="P11"/>
      <text:p text:style-name="P11"/>
      <text:p text:style-name="P12"><text:soft-page-break/>Mensajes:</text:p>
      <text:p text:style-name="P12"/>
      <text:list xml:id="list3829245794" text:style-name="L4">
        <text:list-item>
          <text:p text:style-name="P13">Tipo: “Sitios”</text:p>
        </text:list-item>
        <text:list-item>
          <text:p text:style-name="P13">Envía: Cliente</text:p>
        </text:list-item>
        <text:list-item>
          <text:p text:style-name="P13">Significa: “servidor, dime qué sitios están disponibles”.</text:p>
        </text:list-item>
        <text:list-item>
          <text:p text:style-name="P13">Cantidad: irrelevante.</text:p>
        </text:list-item>
        <text:list-item>
          <text:p text:style-name="P13">Mensaje: irrelevante</text:p>
        </text:list-item>
        <text:list-item>
          <text:p text:style-name="P24">Respuesta a: ninguno.</text:p>
        </text:list-item>
      </text:list>
      <text:p text:style-name="P12"/>
      <text:list xml:id="list2781838742" text:style-name="L5">
        <text:list-item>
          <text:p text:style-name="P14">Tipo: “SitiosDisponibles”</text:p>
        </text:list-item>
        <text:list-item>
          <text:p text:style-name="P14">Envía: Servidor como respuesta a “Sitios”</text:p>
        </text:list-item>
        <text:list-item>
          <text:p text:style-name="P14">Significa: “Los sitios disponibles en este momento son estos”</text:p>
        </text:list-item>
        <text:list-item>
          <text:p text:style-name="P14">Cantidad: una máscara de bits donde LSB es norte, el siguiente es Este, y en sentido horario.</text:p>
        </text:list-item>
        <text:list-item>
          <text:p text:style-name="P14">Mensaje: irrelevante.</text:p>
        </text:list-item>
        <text:list-item>
          <text:p text:style-name="P25">Respuesta a: “Sitios”</text:p>
        </text:list-item>
      </text:list>
      <text:p text:style-name="P12"/>
      <text:list xml:id="list1954238707" text:style-name="L6">
        <text:list-item>
          <text:p text:style-name="P26">Tipo: “OcuparSitio”</text:p>
        </text:list-item>
        <text:list-item>
          <text:p text:style-name="P34"><text:span text:style-name="T1">Envía: </text:span><text:span text:style-name="T5">Servidor</text:span></text:p>
        </text:list-item>
        <text:list-item>
          <text:p text:style-name="P34"><text:span text:style-name="T1">Significa: “</text:span><text:span text:style-name="T5">has ocupado el sitio que solicitaste</text:span><text:span text:style-name="T1">”.</text:span></text:p>
        </text:list-item>
        <text:list-item>
          <text:p text:style-name="P34"><text:span text:style-name="T1">Cantidad: </text:span><text:span text:style-name="T5">0 norte, 1 este, etc..</text:span><text:span text:style-name="T1">.</text:span></text:p>
        </text:list-item>
        <text:list-item>
          <text:p text:style-name="P15">Mensaje: irrelevante</text:p>
        </text:list-item>
        <text:list-item>
          <text:p text:style-name="P26">Respuesta a: ninguno.</text:p>
        </text:list-item>
      </text:list>
      <text:p text:style-name="P12"/>
      <text:list xml:id="list172805615843037" text:continue-numbering="true" text:style-name="L6">
        <text:list-item>
          <text:p text:style-name="P26">Tipo: “SitioOcupado”</text:p>
        </text:list-item>
        <text:list-item>
          <text:p text:style-name="P34"><text:span text:style-name="T1">Envía: </text:span><text:span text:style-name="T5">Servidor</text:span></text:p>
        </text:list-item>
        <text:list-item>
          <text:p text:style-name="P34"><text:span text:style-name="T1">Significa: “</text:span><text:span text:style-name="T5">has ocupado el sitio que solicitaste</text:span><text:span text:style-name="T1">”.</text:span></text:p>
        </text:list-item>
        <text:list-item>
          <text:p text:style-name="P15">Cantidad: irrelevante.</text:p>
        </text:list-item>
        <text:list-item>
          <text:p text:style-name="P15">Mensaje: irrelevante</text:p>
        </text:list-item>
        <text:list-item>
          <text:p text:style-name="P26">Respuesta a: “OcuparSitio”</text:p>
        </text:list-item>
      </text:list>
      <text:p text:style-name="P19"/>
      <text:list xml:id="list172807270377062" text:continue-numbering="true" text:style-name="L6">
        <text:list-item>
          <text:p text:style-name="P26">Tipo: “DemasiadoTarde”</text:p>
        </text:list-item>
        <text:list-item>
          <text:p text:style-name="P34"><text:span text:style-name="T1">Envía: </text:span><text:span text:style-name="T5">Servidor</text:span></text:p>
        </text:list-item>
        <text:list-item>
          <text:p text:style-name="P34"><text:span text:style-name="T1">Significa: “</text:span><text:span text:style-name="T5">El sitio que solicitaste fue ocupado mientras lo solicitaste</text:span><text:span text:style-name="T1">”.</text:span></text:p>
        </text:list-item>
        <text:list-item>
          <text:p text:style-name="P15">Cantidad: irrelevante.</text:p>
        </text:list-item>
        <text:list-item>
          <text:p text:style-name="P15">Mensaje: irrelevante</text:p>
        </text:list-item>
        <text:list-item>
          <text:p text:style-name="P26">Respuesta a: “OcuparSitio”</text:p>
        </text:list-item>
      </text:list>
      <text:p text:style-name="P19"/>
      <text:list xml:id="list172806295489845" text:continue-numbering="true" text:style-name="L6">
        <text:list-item>
          <text:p text:style-name="P26">Tipo: “Habla”</text:p>
        </text:list-item>
        <text:list-item>
          <text:p text:style-name="P34"><text:span text:style-name="T1">Envía: </text:span><text:span text:style-name="T5">Servidor</text:span></text:p>
        </text:list-item>
        <text:list-item>
          <text:p text:style-name="P34"><text:span text:style-name="T1">Significa: “</text:span><text:span text:style-name="T5">Es tu turno hablar</text:span><text:span text:style-name="T1">”.</text:span></text:p>
        </text:list-item>
        <text:list-item>
          <text:p text:style-name="P15">Cantidad: irrelevante.</text:p>
        </text:list-item>
        <text:list-item>
          <text:p text:style-name="P15">Mensaje: irrelevante</text:p>
        </text:list-item>
      </text:list>
      <text:p text:style-name="P19"/>
      <text:list xml:id="list172806567638680" text:continue-numbering="true" text:style-name="L6">
        <text:list-item>
          <text:p text:style-name="P26">Tipo: “Mus”</text:p>
        </text:list-item>
        <text:list-item>
          <text:p text:style-name="P34"><text:span text:style-name="T1">Envía: </text:span><text:span text:style-name="T5">Cliente</text:span></text:p>
        </text:list-item>
        <text:list-item>
          <text:p text:style-name="P34"><text:span text:style-name="T1">Significa: “</text:span><text:span text:style-name="T5">Me doy mus</text:span><text:span text:style-name="T1">”.</text:span></text:p>
        </text:list-item>
        <text:list-item>
          <text:p text:style-name="P15">Cantidad: irrelevante.</text:p>
        </text:list-item>
        <text:list-item>
          <text:p text:style-name="P15">Mensaje: irrelevante</text:p>
        </text:list-item>
        <text:list-item>
          <text:p text:style-name="P26">Respuesta a: “Habla”</text:p>
        </text:list-item>
        <text:list-item>
          <text:p text:style-name="P26"><text:soft-page-break/>Tipo: “MusAck”</text:p>
        </text:list-item>
        <text:list-item>
          <text:p text:style-name="P34"><text:span text:style-name="T1">Envía: </text:span><text:span text:style-name="T5">Servidor</text:span></text:p>
        </text:list-item>
        <text:list-item>
          <text:p text:style-name="P35"><text:span text:style-name="T1">Significa: “</text:span><text:span text:style-name="T5">Tu solicitud de mus</text:span><text:span text:style-name="T6"> </text:span><text:span text:style-name="T7">fue registrada</text:span><text:span text:style-name="T1">”.</text:span></text:p>
        </text:list-item>
        <text:list-item>
          <text:p text:style-name="P15">Cantidad: irrelevante.</text:p>
        </text:list-item>
        <text:list-item>
          <text:p text:style-name="P15">Mensaje: irrelevante</text:p>
        </text:list-item>
        <text:list-item>
          <text:p text:style-name="P26">Respuesta a: “Mus”</text:p>
          <text:p text:style-name="P26"/>
        </text:list-item>
        <text:list-item>
          <text:p text:style-name="P26">Tipo: “CortoMus”</text:p>
        </text:list-item>
        <text:list-item>
          <text:p text:style-name="P34"><text:span text:style-name="T1">Envía: </text:span><text:span text:style-name="T5">Cliente</text:span></text:p>
        </text:list-item>
        <text:list-item>
          <text:p text:style-name="P34"><text:span text:style-name="T1">Significa: “</text:span><text:span text:style-name="T5">corto el mus</text:span><text:span text:style-name="T1">”.</text:span></text:p>
        </text:list-item>
        <text:list-item>
          <text:p text:style-name="P34"><text:span text:style-name="T1">Cantidad: </text:span><text:span text:style-name="T5">irrelevante</text:span><text:span text:style-name="T1">.</text:span></text:p>
        </text:list-item>
        <text:list-item>
          <text:p text:style-name="P15">Mensaje: irrelevante.</text:p>
        </text:list-item>
        <text:list-item>
          <text:p text:style-name="P26">Respuesta a: “Habla”.</text:p>
        </text:list-item>
      </text:list>
      <text:p text:style-name="P19"/>
      <text:list xml:id="list172806582044851" text:continue-numbering="true" text:style-name="L6">
        <text:list-item>
          <text:p text:style-name="P26">Tipo: “CortoMusAck”</text:p>
        </text:list-item>
        <text:list-item>
          <text:p text:style-name="P34"><text:span text:style-name="T1">Envía: </text:span><text:span text:style-name="T5">Servidor</text:span></text:p>
        </text:list-item>
        <text:list-item>
          <text:p text:style-name="P35"><text:span text:style-name="T1">Significa: “</text:span><text:span text:style-name="T6">Tu solicitud de cortar mus </text:span><text:span text:style-name="T7">fue registrada</text:span><text:span text:style-name="T1">”.</text:span></text:p>
        </text:list-item>
        <text:list-item>
          <text:p text:style-name="P15">Cantidad: irrelevante.</text:p>
        </text:list-item>
        <text:list-item>
          <text:p text:style-name="P15">Mensaje: irrelevante</text:p>
        </text:list-item>
        <text:list-item>
          <text:p text:style-name="P27">Respuesta a “CortoMus”.</text:p>
        </text:list-item>
      </text:list>
      <text:p text:style-name="P19"/>
      <text:list xml:id="list172807125259645" text:continue-numbering="true" text:style-name="L6">
        <text:list-item>
          <text:p text:style-name="P26">Tipo: “Envido”</text:p>
        </text:list-item>
        <text:list-item>
          <text:p text:style-name="P34"><text:span text:style-name="T1">Envía: </text:span><text:span text:style-name="T5">Cliente</text:span></text:p>
        </text:list-item>
        <text:list-item>
          <text:p text:style-name="P34"><text:span text:style-name="T1">Significa: “</text:span><text:span text:style-name="T6">deseo añadir un número de piedras a la apuesta actual</text:span><text:span text:style-name="T1">”.</text:span></text:p>
        </text:list-item>
        <text:list-item>
          <text:p text:style-name="P34"><text:span text:style-name="T1">Cantidad: </text:span><text:span text:style-name="T6">la cantidad que se suma, 2 por defecto</text:span><text:span text:style-name="T1">.</text:span></text:p>
        </text:list-item>
        <text:list-item>
          <text:p text:style-name="P15">Mensaje: irrelevante</text:p>
        </text:list-item>
        <text:list-item>
          <text:p text:style-name="P27">Respuesta a: “Habla”</text:p>
        </text:list-item>
      </text:list>
      <text:p text:style-name="P20"/>
      <text:list xml:id="list172806140133869" text:continue-numbering="true" text:style-name="L6">
        <text:list-item>
          <text:p text:style-name="P40"><text:span text:style-name="T1">Tipo: “</text:span><text:span text:style-name="T6">EnvidoAck</text:span><text:span text:style-name="T1">”</text:span></text:p>
        </text:list-item>
        <text:list-item>
          <text:p text:style-name="P36"><text:span text:style-name="T1">Envía: </text:span><text:span text:style-name="T5">Servidor</text:span></text:p>
        </text:list-item>
        <text:list-item>
          <text:p text:style-name="P35"><text:span text:style-name="T1">Significa: “</text:span><text:span text:style-name="T6">Tu solicitud de aumentar la apuesta actual </text:span><text:span text:style-name="T7">fue registrada</text:span><text:span text:style-name="T1">”.</text:span></text:p>
        </text:list-item>
        <text:list-item>
          <text:p text:style-name="P16">Cantidad: irrelevante.</text:p>
        </text:list-item>
        <text:list-item>
          <text:p text:style-name="P16">Mensaje: irrelevante</text:p>
        </text:list-item>
        <text:list-item>
          <text:p text:style-name="P27">Respuesta a: “Envido”</text:p>
        </text:list-item>
      </text:list>
      <text:p text:style-name="P20"/>
      <text:list xml:id="list172806700321542" text:continue-numbering="true" text:style-name="L6">
        <text:list-item>
          <text:p text:style-name="P40"><text:span text:style-name="T1">Tipo: “Envido</text:span><text:span text:style-name="T6">Relay</text:span><text:span text:style-name="T1">”</text:span></text:p>
        </text:list-item>
        <text:list-item>
          <text:p text:style-name="P36"><text:span text:style-name="T1">Envía: </text:span><text:span text:style-name="T6">Servidor, a todos los demás clientes</text:span></text:p>
        </text:list-item>
        <text:list-item>
          <text:p text:style-name="P36"><text:span text:style-name="T1">Significa: “</text:span><text:span text:style-name="T6">el jugador ha aumentado la apuesta en n piedras</text:span><text:span text:style-name="T1">”.</text:span></text:p>
        </text:list-item>
        <text:list-item>
          <text:p text:style-name="P36"><text:span text:style-name="T1">Cantidad: </text:span><text:span text:style-name="T6">la cantidad que se ha envidado</text:span><text:span text:style-name="T1">.</text:span></text:p>
        </text:list-item>
        <text:list-item>
          <text:p text:style-name="P36"><text:span text:style-name="T1">Mensaje: </text:span><text:span text:style-name="T6">identificador del jugador que envida en formato String. Ej: “0”, “3”, etc..</text:span></text:p>
        </text:list-item>
        <text:list-item>
          <text:p text:style-name="P27">Respuesta a: “Envido”, se envía a la vez que “EnvidoAck”</text:p>
        </text:list-item>
      </text:list>
      <text:p text:style-name="P20"/>
      <text:list xml:id="list172805932638712" text:continue-numbering="true" text:style-name="L6">
        <text:list-item>
          <text:p text:style-name="P40"><text:span text:style-name="T1">Tipo: “</text:span><text:span text:style-name="T6">EnvidoRelayAck</text:span><text:span text:style-name="T1">”</text:span></text:p>
        </text:list-item>
        <text:list-item>
          <text:p text:style-name="P36"><text:span text:style-name="T1">Envía: </text:span><text:span text:style-name="T6">Clientes, al servidor</text:span></text:p>
        </text:list-item>
        <text:list-item>
          <text:p text:style-name="P36"><text:span text:style-name="T1">Significa: “</text:span><text:span text:style-name="T6">Nos ha llegado que el jugador ha envidado</text:span><text:span text:style-name="T1">”.</text:span></text:p>
        </text:list-item>
        <text:list-item>
          <text:p text:style-name="P16">Cantidad: irrelevante.</text:p>
        </text:list-item>
        <text:list-item>
          <text:p text:style-name="P16">Mensaje: irrelevante</text:p>
        </text:list-item>
        <text:list-item>
          <text:p text:style-name="P27">Respuesta a: “Envido”</text:p>
        </text:list-item>
      </text:list>
      <text:p text:style-name="P20"/>
      <text:list xml:id="list2961121048" text:style-name="L7">
        <text:list-item>
          <text:p text:style-name="P43"><text:soft-page-break/><text:span text:style-name="T1">Tipo: “</text:span><text:span text:style-name="T7">Veo</text:span><text:span text:style-name="T1">”</text:span></text:p>
        </text:list-item>
        <text:list-item>
          <text:p text:style-name="P38"><text:span text:style-name="T1">Envía: </text:span><text:span text:style-name="T5">Cliente</text:span></text:p>
        </text:list-item>
        <text:list-item>
          <text:p text:style-name="P38"><text:span text:style-name="T1">Significa: “</text:span><text:span text:style-name="T7">veo la apuesta </text:span><text:span text:style-name="T8">u órdago</text:span><text:span text:style-name="T1">”.</text:span></text:p>
        </text:list-item>
        <text:list-item>
          <text:p text:style-name="P38"><text:span text:style-name="T1">Cantidad: </text:span><text:span text:style-name="T7">irrelevante</text:span><text:span text:style-name="T1">.</text:span></text:p>
        </text:list-item>
        <text:list-item>
          <text:p text:style-name="P21">Mensaje: irrelevante</text:p>
        </text:list-item>
        <text:list-item>
          <text:p text:style-name="P46"><text:span text:style-name="T1">Respuesta a: “</text:span><text:span text:style-name="T7">EnvidoRelay</text:span><text:span text:style-name="T1">”</text:span></text:p>
          <text:p text:style-name="P21"/>
        </text:list-item>
        <text:list-item>
          <text:p text:style-name="P43"><text:span text:style-name="T1">Tipo: “</text:span><text:span text:style-name="T7">Veo</text:span><text:span text:style-name="T6">Ack</text:span><text:span text:style-name="T1">”</text:span></text:p>
        </text:list-item>
        <text:list-item>
          <text:p text:style-name="P38"><text:span text:style-name="T1">Envía: </text:span><text:span text:style-name="T5">Servidor</text:span></text:p>
        </text:list-item>
        <text:list-item>
          <text:p text:style-name="P39"><text:span text:style-name="T1">Significa: “</text:span><text:span text:style-name="T7">tu solicitud de ver la apuesta</text:span><text:span text:style-name="T6"> </text:span><text:span text:style-name="T7">fue registrada</text:span><text:span text:style-name="T1">”.</text:span></text:p>
        </text:list-item>
        <text:list-item>
          <text:p text:style-name="P21">Cantidad: irrelevante.</text:p>
        </text:list-item>
        <text:list-item>
          <text:p text:style-name="P21">Mensaje: irrelevante</text:p>
        </text:list-item>
        <text:list-item>
          <text:p text:style-name="P28">Respuesta a: “Envido”</text:p>
        </text:list-item>
      </text:list>
      <text:p text:style-name="P29"/>
      <text:list xml:id="list172806684811458" text:continue-list="list172805932638712" text:style-name="L6">
        <text:list-item>
          <text:p text:style-name="P41"><text:span text:style-name="T1">Tipo: “</text:span><text:span text:style-name="T7">Ordago</text:span><text:span text:style-name="T1">”</text:span></text:p>
        </text:list-item>
        <text:list-item>
          <text:p text:style-name="P35"><text:span text:style-name="T1">Envía: </text:span><text:span text:style-name="T5">Cliente</text:span></text:p>
        </text:list-item>
        <text:list-item>
          <text:p text:style-name="P35"><text:span text:style-name="T1">Significa: “</text:span><text:span text:style-name="T7">me apuesto todas las piedras que faltan hasta completar un juego, </text:span><text:span text:style-name="T8">y la resolución del mismo es inmediata</text:span><text:span text:style-name="T1">”.</text:span></text:p>
        </text:list-item>
        <text:list-item>
          <text:p text:style-name="P35"><text:span text:style-name="T1">Cantidad: </text:span><text:span text:style-name="T7">irrelevante</text:span><text:span text:style-name="T1">.</text:span></text:p>
        </text:list-item>
        <text:list-item>
          <text:p text:style-name="P17">Mensaje: irrelevante</text:p>
        </text:list-item>
        <text:list-item>
          <text:p text:style-name="P44"><text:span text:style-name="T1">Respuesta a: “</text:span><text:span text:style-name="T7">EnvidoRelay</text:span><text:span text:style-name="T1">”</text:span></text:p>
        </text:list-item>
      </text:list>
      <text:p text:style-name="P22"/>
      <text:list xml:id="list172806848123399" text:continue-numbering="true" text:style-name="L6">
        <text:list-item>
          <text:p text:style-name="P41"><text:span text:style-name="T1">Tipo: “</text:span><text:span text:style-name="T7">OrdagoAck</text:span><text:span text:style-name="T1">”</text:span></text:p>
        </text:list-item>
        <text:list-item>
          <text:p text:style-name="P35"><text:span text:style-name="T1">Envía: </text:span><text:span text:style-name="T5">Servidor</text:span></text:p>
        </text:list-item>
        <text:list-item>
          <text:p text:style-name="P35"><text:span text:style-name="T1">Significa: “</text:span><text:span text:style-name="T6">Tu solicitud de </text:span><text:span text:style-name="T7">ordago</text:span><text:span text:style-name="T6"> </text:span><text:span text:style-name="T7">fue registrada</text:span><text:span text:style-name="T1">”.</text:span></text:p>
        </text:list-item>
        <text:list-item>
          <text:p text:style-name="P17">Cantidad: irrelevante.</text:p>
        </text:list-item>
        <text:list-item>
          <text:p text:style-name="P17">Mensaje: irrelevante</text:p>
        </text:list-item>
        <text:list-item>
          <text:p text:style-name="P44"><text:span text:style-name="T1">Respuesta a: “</text:span><text:span text:style-name="T8">Ordago</text:span><text:span text:style-name="T1">”</text:span></text:p>
        </text:list-item>
      </text:list>
      <text:p text:style-name="P23"/>
      <text:list xml:id="list172807044809224" text:continue-numbering="true" text:style-name="L6">
        <text:list-item>
          <text:p text:style-name="P42"><text:span text:style-name="T1">Tipo: “</text:span><text:span text:style-name="T8">MostrarCartas</text:span><text:span text:style-name="T1">”</text:span></text:p>
        </text:list-item>
        <text:list-item>
          <text:p text:style-name="P37"><text:span text:style-name="T1">Envía: </text:span><text:span text:style-name="T5">Servidor</text:span></text:p>
        </text:list-item>
        <text:list-item>
          <text:p text:style-name="P37"><text:span text:style-name="T1">Significa: “</text:span><text:span text:style-name="T8">Es momento de enseñar las cartas</text:span><text:span text:style-name="T1">”.</text:span></text:p>
        </text:list-item>
        <text:list-item>
          <text:p text:style-name="P18">Cantidad: irrelevante.</text:p>
        </text:list-item>
        <text:list-item>
          <text:p text:style-name="P18">Mensaje: irrelevante</text:p>
        </text:list-item>
        <text:list-item>
          <text:p text:style-name="P45"><text:span text:style-name="T1">Respuesta a: </text:span><text:span text:style-name="T8">ninguno.</text:span></text:p>
        </text:list-item>
      </text:list>
      <text:p text:style-name="P23"/>
      <text:list xml:id="list172807250412555" text:continue-numbering="true" text:style-name="L6">
        <text:list-item>
          <text:p text:style-name="P42"><text:span text:style-name="T1">Tipo: “</text:span><text:span text:style-name="T8">MostrarCartas</text:span><text:span text:style-name="T7">Ack</text:span><text:span text:style-name="T1">”</text:span></text:p>
        </text:list-item>
        <text:list-item>
          <text:p text:style-name="P37"><text:span text:style-name="T1">Envía: </text:span><text:span text:style-name="T8">Cliente</text:span></text:p>
        </text:list-item>
        <text:list-item>
          <text:p text:style-name="P37"><text:span text:style-name="T1">Significa: “</text:span><text:span text:style-name="T6">Tu solicitud de </text:span><text:span text:style-name="T8">mostrar cartas</text:span><text:span text:style-name="T6"> </text:span><text:span text:style-name="T7">fue registrada</text:span><text:span text:style-name="T1">”.</text:span></text:p>
        </text:list-item>
        <text:list-item>
          <text:p text:style-name="P18">Cantidad: irrelevante.</text:p>
        </text:list-item>
        <text:list-item>
          <text:p text:style-name="P18">Mensaje: irrelevante</text:p>
        </text:list-item>
        <text:list-item>
          <text:p text:style-name="P45"><text:span text:style-name="T1">Respuesta a: “</text:span><text:span text:style-name="T8">MostrarCartas</text:span><text:span text:style-name="T1">”</text:span></text:p>
        </text:list-item>
      </text:list>
      <text:p text:style-name="P30"/>
      <text:list xml:id="list172807344091394" text:continue-numbering="true" text:style-name="L6">
        <text:list-item>
          <text:p text:style-name="P42"><text:span text:style-name="T1">Tipo: “</text:span><text:span text:style-name="T8">GameState</text:span><text:span text:style-name="T1">”</text:span></text:p>
        </text:list-item>
        <text:list-item>
          <text:p text:style-name="P37"><text:span text:style-name="T1">Envía: </text:span><text:span text:style-name="T5">Servidor</text:span></text:p>
        </text:list-item>
        <text:list-item>
          <text:p text:style-name="P37"><text:span text:style-name="T1">Significa: “</text:span><text:span text:style-name="T8">El estado de la partida es el siguiente</text:span><text:span text:style-name="T1">”.</text:span></text:p>
        </text:list-item>
        <text:list-item>
          <text:p text:style-name="P18">Cantidad: irrelevante.</text:p>
        </text:list-item>
        <text:list-item>
          <text:p text:style-name="P37"><text:span text:style-name="T1">Mensaje: </text:span><text:span text:style-name="T8">nombres, situación y piedras de cada jugador, y tus cartas.</text:span></text:p>
        </text:list-item>
        <text:list-item>
          <text:p text:style-name="P45"><text:span text:style-name="T1">Respuesta a: “</text:span><text:span text:style-name="T8">Ordago</text:span><text:span text:style-name="T1">”</text:span></text:p>
        </text:list-item>
      </text:list>
      <text:p text:style-name="P30"><text:soft-page-break/></text:p>
      <text:p text:style-name="P31"/>
      <text:p text:style-name="P32"/>
      <text:p text:style-name="P30"/>
      <text:p text:style-name="P31"/>
      <text:p text:style-name="P30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7:39:38.804000000</meta:creation-date>
    <dc:date>2018-07-27T17:28:05.132000000</dc:date>
    <meta:editing-duration>PT2H44M45S</meta:editing-duration>
    <meta:editing-cycles>3</meta:editing-cycles>
    <meta:generator>LibreOffice/6.0.4.2$Windows_X86_64 LibreOffice_project/9b0d9b32d5dcda91d2f1a96dc04c645c450872bf</meta:generator>
    <meta:document-statistic meta:table-count="0" meta:image-count="0" meta:object-count="0" meta:page-count="5" meta:paragraph-count="161" meta:word-count="850" meta:character-count="5017" meta:non-whitespace-character-count="4465"/>
  </office:meta>
</office:document-meta>
</file>